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3.9in" style:use-optimal-column-width="false"/>
    </style:style>
    <style:style style:name="TableColumn3" style:family="table-column">
      <style:table-column-properties style:column-width="0.1in" style:use-optimal-column-width="false"/>
    </style:style>
    <style:style style:name="TableColumn4" style:family="table-column">
      <style:table-column-properties style:column-width="3.9in" style:use-optimal-column-width="false"/>
    </style:style>
    <style:style style:name="Table1" style:family="table" style:master-page-name="MP0">
      <style:table-properties style:width="7.9in" fo:margin-left="0in" table:align="left"/>
    </style:style>
    <style:style style:name="TableRow5" style:family="table-row">
      <style:table-row-properties style:min-row-height="1.6659in" style:use-optimal-row-height="false" fo:keep-together="always"/>
    </style:style>
    <style:style style:name="TableCell6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7" style:parent-style-name="Normal" style:family="paragraph">
      <style:paragraph-properties fo:break-before="page" fo:text-align="center" fo:margin-bottom="0in" fo:margin-left="0.0972in" fo:margin-right="0.0972in" style:page-number="1">
        <style:tab-stops/>
      </style:paragraph-properties>
    </style:style>
    <style:style style:name="T8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9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0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1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2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3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4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5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6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17" style:family="table-row">
      <style:table-row-properties style:row-height="1.6659in" style:use-optimal-row-height="false" fo:keep-together="always"/>
    </style:style>
    <style:style style:name="TableCell18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9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20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22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23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24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25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26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27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28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29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30" style:family="table-row">
      <style:table-row-properties style:row-height="1.6659in" style:use-optimal-row-height="false" fo:keep-together="always"/>
    </style:style>
    <style:style style:name="TableCell31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32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33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34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35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36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37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38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39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40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41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42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43" style:family="table-row">
      <style:table-row-properties style:row-height="1.6659in" style:use-optimal-row-height="false" fo:keep-together="always"/>
    </style:style>
    <style:style style:name="TableCell44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45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46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47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48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49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50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51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52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53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54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55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56" style:family="table-row">
      <style:table-row-properties style:row-height="1.6659in" style:use-optimal-row-height="false" fo:keep-together="always"/>
    </style:style>
    <style:style style:name="TableCell57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58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59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60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61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62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63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64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65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66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67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68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69" style:family="table-row">
      <style:table-row-properties style:row-height="1.6659in" style:use-optimal-row-height="false" fo:keep-together="always"/>
    </style:style>
    <style:style style:name="TableCell70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71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72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73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74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75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76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77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78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79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80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81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S1" style:family="section">
      <style:section-properties fo:margin-left="0in" fo:margin-right="0in" style:writing-mode="lr-tb"/>
    </style:style>
    <style:style style:name="P82" style:parent-style-name="Normal" style:family="paragraph">
      <style:paragraph-properties fo:margin-left="0.0972in" fo:margin-right="0.0972in">
        <style:tab-stops/>
      </style:paragraph-properties>
      <style:text-properties text:display="none"/>
    </style:style>
    <style:style style:name="TableColumn84" style:family="table-column">
      <style:table-column-properties style:column-width="3.9in" style:use-optimal-column-width="false"/>
    </style:style>
    <style:style style:name="TableColumn85" style:family="table-column">
      <style:table-column-properties style:column-width="0.1in" style:use-optimal-column-width="false"/>
    </style:style>
    <style:style style:name="TableColumn86" style:family="table-column">
      <style:table-column-properties style:column-width="3.9in" style:use-optimal-column-width="false"/>
    </style:style>
    <style:style style:name="Table83" style:family="table" style:master-page-name="MP2">
      <style:table-properties style:width="7.9in" fo:margin-left="0in" table:align="left"/>
    </style:style>
    <style:style style:name="TableRow87" style:family="table-row">
      <style:table-row-properties style:min-row-height="1.6659in" style:use-optimal-row-height="false" fo:keep-together="always"/>
    </style:style>
    <style:style style:name="TableCell88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89" style:parent-style-name="Normal" style:family="paragraph">
      <style:paragraph-properties fo:break-before="page" fo:text-align="center" fo:margin-bottom="0in" fo:margin-left="0.0972in" fo:margin-right="0.0972in" style:page-number="1">
        <style:tab-stops/>
      </style:paragraph-properties>
    </style:style>
    <style:style style:name="T90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91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92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93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94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95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96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97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98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99" style:family="table-row">
      <style:table-row-properties style:row-height="1.6659in" style:use-optimal-row-height="false" fo:keep-together="always"/>
    </style:style>
    <style:style style:name="TableCell100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01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02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03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04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05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06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07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08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09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10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11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112" style:family="table-row">
      <style:table-row-properties style:row-height="1.6659in" style:use-optimal-row-height="false" fo:keep-together="always"/>
    </style:style>
    <style:style style:name="TableCell113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14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15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16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17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18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19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20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21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22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23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24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125" style:family="table-row">
      <style:table-row-properties style:row-height="1.6659in" style:use-optimal-row-height="false" fo:keep-together="always"/>
    </style:style>
    <style:style style:name="TableCell126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27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28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29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30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31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32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33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34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35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36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37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138" style:family="table-row">
      <style:table-row-properties style:row-height="1.6659in" style:use-optimal-row-height="false" fo:keep-together="always"/>
    </style:style>
    <style:style style:name="TableCell139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40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41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42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43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44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45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46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47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48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49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50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Row151" style:family="table-row">
      <style:table-row-properties style:row-height="1.6659in" style:use-optimal-row-height="false" fo:keep-together="always"/>
    </style:style>
    <style:style style:name="TableCell152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53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54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55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56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57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58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ableCell159" style:family="table-cell">
      <style:table-cell-properties fo:border="none" style:writing-mode="lr-tb" style:vertical-align="middle" fo:padding-top="0in" fo:padding-left="0.0104in" fo:padding-bottom="0in" fo:padding-right="0.0104in"/>
    </style:style>
    <style:style style:name="P160" style:parent-style-name="Normal" style:family="paragraph">
      <style:paragraph-properties fo:text-align="center" fo:margin-bottom="0in" fo:margin-left="0.0972in" fo:margin-right="0.0972in">
        <style:tab-stops/>
      </style:paragraph-properties>
      <style:text-properties style:font-name="Arial" style:font-name-complex="Arial" fo:font-weight="bold" style:font-weight-asian="bold" fo:font-size="20pt" style:font-size-asian="20pt"/>
    </style:style>
    <style:style style:name="P161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T162" style:parent-style-name="DefaultParagraphFont" style:family="text">
      <style:text-properties style:font-name="Arial" style:font-name-complex="Arial" fo:font-weight="bold" style:font-weight-asian="bold" fo:font-size="20pt" style:font-size-asian="20pt"/>
    </style:style>
    <style:style style:name="P163" style:parent-style-name="Normal" style:family="paragraph">
      <style:paragraph-properties fo:text-align="center" fo:margin-bottom="0in" fo:margin-left="0.0972in" fo:margin-right="0.0972in">
        <style:tab-stops/>
      </style:paragraph-properties>
    </style:style>
    <style:style style:name="S3" style:family="section">
      <style:section-properties fo:margin-left="0in" fo:margin-right="0in" style:writing-mode="lr-tb"/>
    </style:style>
    <style:style style:name="P164" style:parent-style-name="Normal" style:family="paragraph">
      <style:paragraph-properties fo:margin-left="0.0972in" fo:margin-right="0.0972in">
        <style:tab-stops/>
      </style:paragraph-properties>
      <style:text-properties text:display="none"/>
    </style:style>
    <style:style style:name="S4" style:family="section">
      <style:section-properties fo:margin-left="0in" fo:margin-right="0in" style:writing-mode="lr-tb"/>
    </style:style>
    <style:style style:name="P165" style:parent-style-name="Normal" style:family="paragraph">
      <style:paragraph-properties fo:margin-left="0.0972in" fo:margin-right="0.0972in">
        <style:tab-stops/>
      </style:paragraph-properties>
      <style:text-properties text:display="none"/>
    </style:style>
    <style:style style:name="P166" style:parent-style-name="Normal" style:family="paragraph">
      <style:paragraph-properties fo:margin-left="0.0972in" fo:margin-right="0.0972in">
        <style:tab-stops/>
      </style:paragraph-properties>
      <style:text-properties text:display="non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Set up a procedure for answering complex PI queries from staff</text:span></text:p>
            <text:p text:style-name="P9"/>
          </table:table-cell>
          <table:table-cell table:style-name="TableCell10">
            <text:p text:style-name="P11"/>
          </table:table-cell>
          <table:table-cell table:style-name="TableCell12">
            <text:p text:style-name="P13"/>
            <text:p text:style-name="P14"><text:span text:style-name="T15">Get involved in PI leaflets development and review panel</text:span></text:p>
            <text:p text:style-name="P16"/>
          </table:table-cell>
        </table:table-row>
        <table:table-row table:style-name="TableRow17">
          <table:table-cell table:style-name="TableCell18">
            <text:p text:style-name="P19"/>
            <text:p text:style-name="P20"><text:span text:style-name="T21">Promote the library resources to PALS, PI officers etc.</text:span></text:p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  <text:p text:style-name="P27"><text:span text:style-name="T28">Give patients/carers reference access to library</text:span></text:p>
            <text:p text:style-name="P29"/>
          </table:table-cell>
        </table:table-row>
        <table:table-row table:style-name="TableRow30">
          <table:table-cell table:style-name="TableCell31">
            <text:p text:style-name="P32"/>
            <text:p text:style-name="P33"><text:span text:style-name="T34">Support clinicians in provision of PI</text:span></text:p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  <text:p text:style-name="P40"><text:span text:style-name="T41">Support Health Awareness Campaigns eg: Diabetes Week</text:span></text:p>
            <text:p text:style-name="P42"/>
          </table:table-cell>
        </table:table-row>
        <table:table-row table:style-name="TableRow43">
          <table:table-cell table:style-name="TableCell44">
            <text:p text:style-name="P45"/>
            <text:p text:style-name="P46"><text:span text:style-name="T47">Hold a selection of PI leaflets/books/DVDs</text:span></text:p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  <text:p text:style-name="P53"><text:span text:style-name="T54">Promotion of Mood Boosting Books / Six Book Challenge</text:span></text:p>
            <text:p text:style-name="P55"/>
          </table:table-cell>
        </table:table-row>
        <table:table-row table:style-name="TableRow56">
          <table:table-cell table:style-name="TableCell57">
            <text:p text:style-name="P58"/>
            <text:p text:style-name="P59"><text:span text:style-name="T60">Offer input to Trust website information</text:span></text:p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  <text:p text:style-name="P66"><text:span text:style-name="T67">Have input to Trust PI Strategy</text:span></text:p>
            <text:p text:style-name="P68"/>
          </table:table-cell>
        </table:table-row>
        <table:table-row table:style-name="TableRow69">
          <table:table-cell table:style-name="TableCell70">
            <text:p text:style-name="P71"/>
            <text:p text:style-name="P72"><text:span text:style-name="T73">Offer support to public libraries eg: deal with complex enquiries</text:span></text:p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  <text:p text:style-name="P79"><text:span text:style-name="T80">Make your library open to referrals from other sector libraries</text:span></text:p>
            <text:p text:style-name="P81"/>
          </table:table-cell>
        </table:table-row>
      </table:table>
      <text:section text:name="Sect1" text:style-name="S1">
        <text:p text:style-name="P82"/>
      </text:section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<text:span text:style-name="T90">Find out what your public libraries offer eg: Books on Prescription</text:span></text:p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  <text:p text:style-name="P96"><text:span text:style-name="T97">Familiarise library staff with NHS Choices</text:span></text:p>
            <text:p text:style-name="P98"/>
          </table:table-cell>
        </table:table-row>
        <table:table-row table:style-name="TableRow99">
          <table:table-cell table:style-name="TableCell100">
            <text:p text:style-name="P101"/>
            <text:p text:style-name="P102"><text:span text:style-name="T103">Include NHS Choices in library induction for Trust staff</text:span></text:p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  <text:p text:style-name="P109"><text:span text:style-name="T110">Get involved in Health Information Week</text:span></text:p>
            <text:p text:style-name="P111"/>
          </table:table-cell>
        </table:table-row>
        <table:table-row table:style-name="TableRow112">
          <table:table-cell table:style-name="TableCell113">
            <text:p text:style-name="P114"/>
            <text:p text:style-name="P115"><text:span text:style-name="T116">Stock and promote Books on Prescription</text:span></text:p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  <text:p text:style-name="P122"><text:span text:style-name="T123">Set up patient reading groups or book clubs</text:span></text:p>
            <text:p text:style-name="P124"/>
          </table:table-cell>
        </table:table-row>
        <table:table-row table:style-name="TableRow125">
          <table:table-cell table:style-name="TableCell126">
            <text:p text:style-name="P127"/>
            <text:p text:style-name="P128"><text:span text:style-name="T129">Hold dementia reminiscence collections for use on wards</text:span></text:p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  <text:p text:style-name="P135"><text:span text:style-name="T136">Promote safe use of internet health information</text:span></text:p>
            <text:p text:style-name="P137"/>
          </table:table-cell>
        </table:table-row>
        <table:table-row table:style-name="TableRow138">
          <table:table-cell table:style-name="TableCell139">
            <text:p text:style-name="P140"/>
            <text:p text:style-name="P141"><text:span text:style-name="T142">Support Trust’s application for the Information Standard</text:span></text:p>
            <text:p text:style-name="P143"/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  <text:p text:style-name="P148"><text:span text:style-name="T149">Provide specific outpatient clinics with signposting information, support groups etc.</text:span></text:p>
            <text:p text:style-name="P150"/>
          </table:table-cell>
        </table:table-row>
        <table:table-row table:style-name="TableRow151">
          <table:table-cell table:style-name="TableCell152">
            <text:p text:style-name="P153"/>
            <text:p text:style-name="P154"><text:span text:style-name="T155">Run training in search techniques for service users</text:span></text:p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  <text:p text:style-name="P161"><text:span text:style-name="T162">Help clinical staff to access patient information resources</text:span></text:p>
            <text:p text:style-name="P163"/>
          </table:table-cell>
        </table:table-row>
      </table:table>
      <text:section text:name="Sect3" text:style-name="S3">
        <text:p text:style-name="P164"/>
      </text:section>
      <text:section text:name="Sect4" text:style-name="S4">
        <text:p text:style-name="P165"/>
        <text:p text:style-name="P166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8437in" fo:margin-left="0.1833in" fo:margin-bottom="0in" fo:margin-right="0.183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73in" fo:page-height="11.6923in" style:print-orientation="portrait" fo:margin-top="0.8437in" fo:margin-left="0.1833in" fo:margin-bottom="0in" fo:margin-right="0.1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yes, Paul</meta:initial-creator>
    <dc:creator>phoebe macindoe</dc:creator>
    <meta:creation-date>2021-06-28T10:23:00Z</meta:creation-date>
    <dc:date>2021-06-28T10:23:00Z</dc:date>
    <meta:print-date>2017-01-18T09:16:00Z</meta:print-date>
    <meta:template xlink:href="Normal.dotm" xlink:type="simple"/>
    <meta:editing-cycles>2</meta:editing-cycles>
    <meta:editing-duration>PT0S</meta:editing-duration>
    <meta:user-defined meta:name="ContentTypeId">0x010100806AB1DE29A2FE41881DFE9BCC1E1E42</meta:user-defined>
    <meta:document-statistic meta:page-count="1" meta:paragraph-count="2" meta:word-count="200" meta:character-count="1340" meta:row-count="9" meta:non-whitespace-character-count="1142"/>
  </office:meta>
</office:document-meta>
</file>